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36276849642004]</text:p>
          </table:table-cell>
          <table:table-cell office:value-type="string" calcext:value-type="string">
            <text:p>[10]</text:p>
          </table:table-cell>
          <table:table-cell office:value-type="float" office:value="0.280690702097238" calcext:value-type="float">
            <text:p>0.280690702097238</text:p>
          </table:table-cell>
          <table:table-cell office:value-type="float" office:value="0.0923645320197045" calcext:value-type="float">
            <text:p>0.092364532019705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660680238124974" calcext:value-type="float">
            <text:p>0.660680238124974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115394418249012" calcext:value-type="float">
            <text:p>0.115394418249012</text:p>
          </table:table-cell>
          <table:table-cell office:value-type="float" office:value="0.169491525423729" calcext:value-type="float">
            <text:p>0.169491525423729</text:p>
          </table:table-cell>
          <table:table-cell office:value-type="float" office:value="0.254323619995262" calcext:value-type="float">
            <text:p>0.254323619995262</text:p>
          </table:table-cell>
          <table:table-cell office:value-type="float" office:value="0.358208955223881" calcext:value-type="float">
            <text:p>0.3582089552238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045346062052506]</text:p>
          </table:table-cell>
          <table:table-cell office:value-type="string" calcext:value-type="string">
            <text:p>[9]</text:p>
          </table:table-cell>
          <table:table-cell office:value-type="float" office:value="0.413188930687018" calcext:value-type="float">
            <text:p>0.413188930687018</text:p>
          </table:table-cell>
          <table:table-cell office:value-type="float" office:value="0.533923758113365" calcext:value-type="float">
            <text:p>0.533923758113365</text:p>
          </table:table-cell>
          <table:table-cell office:value-type="float" office:value="0.661870503597122" calcext:value-type="float">
            <text:p>0.661870503597122</text:p>
          </table:table-cell>
          <table:table-cell office:value-type="float" office:value="0.739116159284226" calcext:value-type="float">
            <text:p>0.739116159284226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138006403641079" calcext:value-type="float">
            <text:p>0.13800640364107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0.241709401709402" calcext:value-type="float">
            <text:p>0.24170940170940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97619047619048" calcext:value-type="float">
            <text:p>0.7976190476190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8854415274463]</text:p>
          </table:table-cell>
          <table:table-cell office:value-type="string" calcext:value-type="string">
            <text:p>[10]</text:p>
          </table:table-cell>
          <table:table-cell office:value-type="float" office:value="0.35993349952324" calcext:value-type="float">
            <text:p>0.35993349952324</text:p>
          </table:table-cell>
          <table:table-cell office:value-type="float" office:value="0.497037519918876" calcext:value-type="float">
            <text:p>0.497037519918876</text:p>
          </table:table-cell>
          <table:table-cell office:value-type="float" office:value="0.72316384180791" calcext:value-type="float">
            <text:p>0.72316384180791</text:p>
          </table:table-cell>
          <table:table-cell office:value-type="float" office:value="0.762176215624491" calcext:value-type="float">
            <text:p>0.762176215624491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666770849611919" calcext:value-type="float">
            <text:p>0.066677084961192</text:p>
          </table:table-cell>
          <table:table-cell office:value-type="float" office:value="0.0987654320987654" calcext:value-type="float">
            <text:p>0.098765432098766</text:p>
          </table:table-cell>
          <table:table-cell office:value-type="float" office:value="0.113843177588402" calcext:value-type="float">
            <text:p>0.113843177588402</text:p>
          </table:table-cell>
          <table:table-cell office:value-type="float" office:value="0.144578313253012" calcext:value-type="float">
            <text:p>0.144578313253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98387096774194" calcext:value-type="float">
            <text:p>0.79838709677419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06682577565632]</text:p>
          </table:table-cell>
          <table:table-cell office:value-type="string" calcext:value-type="string">
            <text:p>[20]</text:p>
          </table:table-cell>
          <table:table-cell office:value-type="float" office:value="0.769194740642345" calcext:value-type="float">
            <text:p>0.769194740642345</text:p>
          </table:table-cell>
          <table:table-cell office:value-type="float" office:value="0.754541817324829" calcext:value-type="float">
            <text:p>0.754541817324829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788071990418419" calcext:value-type="float">
            <text:p>0.788071990418419</text:p>
          </table:table-cell>
          <table:table-cell office:value-type="float" office:value="0.794223826714801" calcext:value-type="float">
            <text:p>0.794223826714801</text:p>
          </table:table-cell>
          <table:table-cell office:value-type="float" office:value="0.741502396949673" calcext:value-type="float">
            <text:p>0.741502396949673</text:p>
          </table:table-cell>
          <table:table-cell office:value-type="float" office:value="0.772413793103448" calcext:value-type="float">
            <text:p>0.772413793103448</text:p>
          </table:table-cell>
          <table:table-cell office:value-type="float" office:value="0.792662757876458" calcext:value-type="float">
            <text:p>0.792662757876458</text:p>
          </table:table-cell>
          <table:table-cell office:value-type="float" office:value="0.798387096774194" calcext:value-type="float">
            <text:p>0.798387096774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19875776397515" calcext:value-type="float">
            <text:p>0.8198757763975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8615751789976134]</text:p>
          </table:table-cell>
          <table:table-cell office:value-type="string" calcext:value-type="string">
            <text:p>[8]</text:p>
          </table:table-cell>
          <table:table-cell office:value-type="float" office:value="0.797093782447592" calcext:value-type="float">
            <text:p>0.797093782447592</text:p>
          </table:table-cell>
          <table:table-cell office:value-type="float" office:value="0.7863549389699" calcext:value-type="float">
            <text:p>0.7863549389699</text:p>
          </table:table-cell>
          <table:table-cell office:value-type="float" office:value="0.807017543859649" calcext:value-type="float">
            <text:p>0.807017543859649</text:p>
          </table:table-cell>
          <table:table-cell office:value-type="float" office:value="0.810860739630397" calcext:value-type="float">
            <text:p>0.810860739630397</text:p>
          </table:table-cell>
          <table:table-cell office:value-type="float" office:value="0.819875776397515" calcext:value-type="float">
            <text:p>0.819875776397515</text:p>
          </table:table-cell>
          <table:table-cell office:value-type="float" office:value="0.779092099289144" calcext:value-type="float">
            <text:p>0.779092099289144</text:p>
          </table:table-cell>
          <table:table-cell office:value-type="float" office:value="0.797202797202797" calcext:value-type="float">
            <text:p>0.797202797202797</text:p>
          </table:table-cell>
          <table:table-cell office:value-type="float" office:value="0.812067351900929" calcext:value-type="float">
            <text:p>0.812067351900929</text:p>
          </table:table-cell>
          <table:table-cell office:value-type="float" office:value="0.816053511705686" calcext:value-type="float">
            <text:p>0.8160535117056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279069767441861" calcext:value-type="float">
            <text:p>0.2790697674418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9260143198090692]</text:p>
          </table:table-cell>
          <table:table-cell office:value-type="string" calcext:value-type="string">
            <text:p>[31]</text:p>
          </table:table-cell>
          <table:table-cell office:value-type="float" office:value="0.122377598601589" calcext:value-type="float">
            <text:p>0.122377598601589</text:p>
          </table:table-cell>
          <table:table-cell office:value-type="float" office:value="0.142191142191142" calcext:value-type="float">
            <text:p>0.142191142191142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101731893837157" calcext:value-type="float">
            <text:p>0.101731893837157</text:p>
          </table:table-cell>
          <table:table-cell office:value-type="float" office:value="0.15" calcext:value-type="float">
            <text:p>0.15</text:p>
          </table:table-cell>
          <table:table-cell office:value-type="float" office:value="0.0841880341880342" calcext:value-type="float">
            <text:p>0.084188034188034</text:p>
          </table:table-cell>
          <table:table-cell office:value-type="float" office:value="0.15" calcext:value-type="float">
            <text:p>0.15</text:p>
          </table:table-cell>
          <table:table-cell office:value-type="float" office:value="0.161399324190022" calcext:value-type="float">
            <text:p>0.161399324190022</text:p>
          </table:table-cell>
          <table:table-cell office:value-type="float" office:value="0.279069767441861" calcext:value-type="float">
            <text:p>0.2790697674418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29457364341085" calcext:value-type="float">
            <text:p>0.8294573643410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49880668257757]</text:p>
          </table:table-cell>
          <table:table-cell office:value-type="string" calcext:value-type="string">
            <text:p>[18]</text:p>
          </table:table-cell>
          <table:table-cell office:value-type="float" office:value="0.777265041188157" calcext:value-type="float">
            <text:p>0.777265041188157</text:p>
          </table:table-cell>
          <table:table-cell office:value-type="float" office:value="0.758500553687076" calcext:value-type="float">
            <text:p>0.758500553687076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783914328324145" calcext:value-type="float">
            <text:p>0.783914328324145</text:p>
          </table:table-cell>
          <table:table-cell office:value-type="float" office:value="0.794701986754967" calcext:value-type="float">
            <text:p>0.794701986754967</text:p>
          </table:table-cell>
          <table:table-cell office:value-type="float" office:value="0.74973229199466" calcext:value-type="float">
            <text:p>0.74973229199466</text:p>
          </table:table-cell>
          <table:table-cell office:value-type="float" office:value="0.794520547945205" calcext:value-type="float">
            <text:p>0.794520547945205</text:p>
          </table:table-cell>
          <table:table-cell office:value-type="float" office:value="0.816912990746747" calcext:value-type="float">
            <text:p>0.816912990746747</text:p>
          </table:table-cell>
          <table:table-cell office:value-type="float" office:value="0.829457364341085" calcext:value-type="float">
            <text:p>0.8294573643410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25082508250825" calcext:value-type="float">
            <text:p>0.8250825082508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735083532219571]</text:p>
          </table:table-cell>
          <table:table-cell office:value-type="string" calcext:value-type="string">
            <text:p>[10]</text:p>
          </table:table-cell>
          <table:table-cell office:value-type="float" office:value="0.797405147121771" calcext:value-type="float">
            <text:p>0.797405147121771</text:p>
          </table:table-cell>
          <table:table-cell office:value-type="float" office:value="0.774732234882766" calcext:value-type="float">
            <text:p>0.774732234882766</text:p>
          </table:table-cell>
          <table:table-cell office:value-type="float" office:value="0.79344262295082" calcext:value-type="float">
            <text:p>0.79344262295082</text:p>
          </table:table-cell>
          <table:table-cell office:value-type="float" office:value="0.808209160692063" calcext:value-type="float">
            <text:p>0.808209160692063</text:p>
          </table:table-cell>
          <table:table-cell office:value-type="float" office:value="0.820338983050847" calcext:value-type="float">
            <text:p>0.820338983050847</text:p>
          </table:table-cell>
          <table:table-cell office:value-type="float" office:value="0.788624578369898" calcext:value-type="float">
            <text:p>0.788624578369898</text:p>
          </table:table-cell>
          <table:table-cell office:value-type="float" office:value="0.822299651567944" calcext:value-type="float">
            <text:p>0.822299651567944</text:p>
          </table:table-cell>
          <table:table-cell office:value-type="float" office:value="0.818054614542358" calcext:value-type="float">
            <text:p>0.818054614542358</text:p>
          </table:table-cell>
          <table:table-cell office:value-type="float" office:value="0.825082508250825" calcext:value-type="float">
            <text:p>0.825082508250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3448275862069" calcext:value-type="float">
            <text:p>0.834482758620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854415274463007]</text:p>
          </table:table-cell>
          <table:table-cell office:value-type="string" calcext:value-type="string">
            <text:p>[9]</text:p>
          </table:table-cell>
          <table:table-cell office:value-type="float" office:value="0.793532791708242" calcext:value-type="float">
            <text:p>0.793532791708242</text:p>
          </table:table-cell>
          <table:table-cell office:value-type="float" office:value="0.781338245263952" calcext:value-type="float">
            <text:p>0.781338245263952</text:p>
          </table:table-cell>
          <table:table-cell office:value-type="float" office:value="0.792727272727273" calcext:value-type="float">
            <text:p>0.792727272727273</text:p>
          </table:table-cell>
          <table:table-cell office:value-type="float" office:value="0.797796382340665" calcext:value-type="float">
            <text:p>0.797796382340665</text:p>
          </table:table-cell>
          <table:table-cell office:value-type="float" office:value="0.805111821086262" calcext:value-type="float">
            <text:p>0.805111821086262</text:p>
          </table:table-cell>
          <table:table-cell office:value-type="float" office:value="0.767692613866414" calcext:value-type="float">
            <text:p>0.767692613866414</text:p>
          </table:table-cell>
          <table:table-cell office:value-type="float" office:value="0.778210116731518" calcext:value-type="float">
            <text:p>0.778210116731518</text:p>
          </table:table-cell>
          <table:table-cell office:value-type="float" office:value="0.827303925361936" calcext:value-type="float">
            <text:p>0.827303925361936</text:p>
          </table:table-cell>
          <table:table-cell office:value-type="float" office:value="0.83448275862069" calcext:value-type="float">
            <text:p>0.834482758620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46590909090909" calcext:value-type="float">
            <text:p>0.8465909090909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7]</text:p>
          </table:table-cell>
          <table:table-cell office:value-type="float" office:value="0.796132028478757" calcext:value-type="float">
            <text:p>0.796132028478757</text:p>
          </table:table-cell>
          <table:table-cell office:value-type="float" office:value="0.773282591987499" calcext:value-type="float">
            <text:p>0.773282591987499</text:p>
          </table:table-cell>
          <table:table-cell office:value-type="float" office:value="0.783382789317507" calcext:value-type="float">
            <text:p>0.783382789317507</text:p>
          </table:table-cell>
          <table:table-cell office:value-type="float" office:value="0.836950516935809" calcext:value-type="float">
            <text:p>0.836950516935809</text:p>
          </table:table-cell>
          <table:table-cell office:value-type="float" office:value="0.846590909090909" calcext:value-type="float">
            <text:p>0.846590909090909</text:p>
          </table:table-cell>
          <table:table-cell office:value-type="float" office:value="0.755963998747389" calcext:value-type="float">
            <text:p>0.755963998747389</text:p>
          </table:table-cell>
          <table:table-cell office:value-type="float" office:value="0.785923753665689" calcext:value-type="float">
            <text:p>0.785923753665689</text:p>
          </table:table-cell>
          <table:table-cell office:value-type="float" office:value="0.818331006244333" calcext:value-type="float">
            <text:p>0.818331006244333</text:p>
          </table:table-cell>
          <table:table-cell office:value-type="float" office:value="0.831858407079646" calcext:value-type="float">
            <text:p>0.8318584070796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57908847184987" calcext:value-type="float">
            <text:p>0.8579088471849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735083532219571]</text:p>
          </table:table-cell>
          <table:table-cell office:value-type="string" calcext:value-type="string">
            <text:p>[9]</text:p>
          </table:table-cell>
          <table:table-cell office:value-type="float" office:value="0.802832684473965" calcext:value-type="float">
            <text:p>0.802832684473965</text:p>
          </table:table-cell>
          <table:table-cell office:value-type="float" office:value="0.769383574261623" calcext:value-type="float">
            <text:p>0.769383574261623</text:p>
          </table:table-cell>
          <table:table-cell office:value-type="float" office:value="0.823848238482385" calcext:value-type="float">
            <text:p>0.823848238482385</text:p>
          </table:table-cell>
          <table:table-cell office:value-type="float" office:value="0.847044545849358" calcext:value-type="float">
            <text:p>0.847044545849358</text:p>
          </table:table-cell>
          <table:table-cell office:value-type="float" office:value="0.857908847184987" calcext:value-type="float">
            <text:p>0.857908847184987</text:p>
          </table:table-cell>
          <table:table-cell office:value-type="float" office:value="0.7577184270535" calcext:value-type="float">
            <text:p>0.7577184270535</text:p>
          </table:table-cell>
          <table:table-cell office:value-type="float" office:value="0.781609195402299" calcext:value-type="float">
            <text:p>0.781609195402299</text:p>
          </table:table-cell>
          <table:table-cell office:value-type="float" office:value="0.837184190731377" calcext:value-type="float">
            <text:p>0.837184190731377</text:p>
          </table:table-cell>
          <table:table-cell office:value-type="float" office:value="0.844327176781003" calcext:value-type="float">
            <text:p>0.8443271767810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54651162790698" calcext:value-type="float">
            <text:p>0.85465116279069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06682577565632]</text:p>
          </table:table-cell>
          <table:table-cell office:value-type="string" calcext:value-type="string">
            <text:p>[12]</text:p>
          </table:table-cell>
          <table:table-cell office:value-type="float" office:value="0.813432600518693" calcext:value-type="float">
            <text:p>0.813432600518693</text:p>
          </table:table-cell>
          <table:table-cell office:value-type="float" office:value="0.792744816176877" calcext:value-type="float">
            <text:p>0.792744816176877</text:p>
          </table:table-cell>
          <table:table-cell office:value-type="float" office:value="0.814589665653495" calcext:value-type="float">
            <text:p>0.814589665653495</text:p>
          </table:table-cell>
          <table:table-cell office:value-type="float" office:value="0.829381161765008" calcext:value-type="float">
            <text:p>0.829381161765008</text:p>
          </table:table-cell>
          <table:table-cell office:value-type="float" office:value="0.847262247838617" calcext:value-type="float">
            <text:p>0.847262247838617</text:p>
          </table:table-cell>
          <table:table-cell office:value-type="float" office:value="0.787866302242989" calcext:value-type="float">
            <text:p>0.787866302242989</text:p>
          </table:table-cell>
          <table:table-cell office:value-type="float" office:value="0.793814432989691" calcext:value-type="float">
            <text:p>0.793814432989691</text:p>
          </table:table-cell>
          <table:table-cell office:value-type="float" office:value="0.843738121889897" calcext:value-type="float">
            <text:p>0.843738121889897</text:p>
          </table:table-cell>
          <table:table-cell office:value-type="float" office:value="0.854651162790698" calcext:value-type="float">
            <text:p>0.8546511627906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03030303030303" calcext:value-type="float">
            <text:p>0.8030303030303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58949880668258]</text:p>
          </table:table-cell>
          <table:table-cell office:value-type="string" calcext:value-type="string">
            <text:p>[22]</text:p>
          </table:table-cell>
          <table:table-cell office:value-type="float" office:value="0.773195422051517" calcext:value-type="float">
            <text:p>0.773195422051517</text:p>
          </table:table-cell>
          <table:table-cell office:value-type="float" office:value="0.762372696207105" calcext:value-type="float">
            <text:p>0.762372696207105</text:p>
          </table:table-cell>
          <table:table-cell office:value-type="float" office:value="0.767676767676768" calcext:value-type="float">
            <text:p>0.767676767676768</text:p>
          </table:table-cell>
          <table:table-cell office:value-type="float" office:value="0.794884488263942" calcext:value-type="float">
            <text:p>0.794884488263942</text:p>
          </table:table-cell>
          <table:table-cell office:value-type="float" office:value="0.801302931596091" calcext:value-type="float">
            <text:p>0.801302931596091</text:p>
          </table:table-cell>
          <table:table-cell office:value-type="float" office:value="0.742481820314333" calcext:value-type="float">
            <text:p>0.742481820314333</text:p>
          </table:table-cell>
          <table:table-cell office:value-type="float" office:value="0.779310344827586" calcext:value-type="float">
            <text:p>0.779310344827586</text:p>
          </table:table-cell>
          <table:table-cell office:value-type="float" office:value="0.79304268342069" calcext:value-type="float">
            <text:p>0.79304268342069</text:p>
          </table:table-cell>
          <table:table-cell office:value-type="float" office:value="0.803030303030303" calcext:value-type="float">
            <text:p>0.8030303030303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35294117647059" calcext:value-type="float">
            <text:p>0.8352941176470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63484486873508]</text:p>
          </table:table-cell>
          <table:table-cell office:value-type="string" calcext:value-type="string">
            <text:p>[8]</text:p>
          </table:table-cell>
          <table:table-cell office:value-type="float" office:value="0.813034966573168" calcext:value-type="float">
            <text:p>0.813034966573168</text:p>
          </table:table-cell>
          <table:table-cell office:value-type="float" office:value="0.809189059315735" calcext:value-type="float">
            <text:p>0.809189059315735</text:p>
          </table:table-cell>
          <table:table-cell office:value-type="float" office:value="0.830860534124629" calcext:value-type="float">
            <text:p>0.830860534124629</text:p>
          </table:table-cell>
          <table:table-cell office:value-type="float" office:value="0.8315264761464" calcext:value-type="float">
            <text:p>0.831526476146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8183420361917" calcext:value-type="float">
            <text:p>0.78183420361917</text:p>
          </table:table-cell>
          <table:table-cell office:value-type="float" office:value="0.801242236024845" calcext:value-type="float">
            <text:p>0.801242236024845</text:p>
          </table:table-cell>
          <table:table-cell office:value-type="float" office:value="0.829590127211365" calcext:value-type="float">
            <text:p>0.829590127211365</text:p>
          </table:table-cell>
          <table:table-cell office:value-type="float" office:value="0.835294117647059" calcext:value-type="float">
            <text:p>0.8352941176470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92727272727273" calcext:value-type="float">
            <text:p>0.79272727272727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639618138424822]</text:p>
          </table:table-cell>
          <table:table-cell office:value-type="string" calcext:value-type="string">
            <text:p>[15]</text:p>
          </table:table-cell>
          <table:table-cell office:value-type="float" office:value="0.761637897686849" calcext:value-type="float">
            <text:p>0.761637897686849</text:p>
          </table:table-cell>
          <table:table-cell office:value-type="float" office:value="0.744912973678436" calcext:value-type="float">
            <text:p>0.744912973678436</text:p>
          </table:table-cell>
          <table:table-cell office:value-type="float" office:value="0.764912280701754" calcext:value-type="float">
            <text:p>0.764912280701754</text:p>
          </table:table-cell>
          <table:table-cell office:value-type="float" office:value="0.783006495068657" calcext:value-type="float">
            <text:p>0.783006495068657</text:p>
          </table:table-cell>
          <table:table-cell office:value-type="float" office:value="0.788927335640138" calcext:value-type="float">
            <text:p>0.788927335640138</text:p>
          </table:table-cell>
          <table:table-cell office:value-type="float" office:value="0.734856465895881" calcext:value-type="float">
            <text:p>0.734856465895881</text:p>
          </table:table-cell>
          <table:table-cell office:value-type="float" office:value="0.776632302405498" calcext:value-type="float">
            <text:p>0.776632302405498</text:p>
          </table:table-cell>
          <table:table-cell office:value-type="float" office:value="0.783775656104423" calcext:value-type="float">
            <text:p>0.783775656104423</text:p>
          </table:table-cell>
          <table:table-cell office:value-type="float" office:value="0.792727272727273" calcext:value-type="float">
            <text:p>0.79272727272727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78147743173515" calcext:value-type="float">
            <text:p>0.778147743173515</text:p>
          </table:table-cell>
          <table:table-cell table:number-columns-repeated="5"/>
          <table:table-cell table:formula="of:=AVERAGE([.I2:.I16])" office:value-type="float" office:value="0.658063188920009" calcext:value-type="float">
            <text:p>0.658063188920009</text:p>
          </table:table-cell>
          <table:table-cell table:formula="of:=AVERAGE([.J2:.J16])" office:value-type="float" office:value="0.651524696933259" calcext:value-type="float">
            <text:p>0.651524696933259</text:p>
          </table:table-cell>
          <table:table-cell table:formula="of:=AVERAGE([.K2:.K16])" office:value-type="float" office:value="0.701488567050744" calcext:value-type="float">
            <text:p>0.701488567050744</text:p>
          </table:table-cell>
          <table:table-cell table:formula="of:=AVERAGE([.L2:.L16])" office:value-type="float" office:value="0.745023386153714" calcext:value-type="float">
            <text:p>0.745023386153714</text:p>
          </table:table-cell>
          <table:table-cell table:formula="of:=AVERAGE([.M2:.M16])" office:value-type="float" office:value="0.763682417466253" calcext:value-type="float">
            <text:p>0.763682417466253</text:p>
          </table:table-cell>
          <table:table-cell table:formula="of:=AVERAGE([.N2:.N16])" office:value-type="float" office:value="0.586108742625491" calcext:value-type="float">
            <text:p>0.586108742625491</text:p>
          </table:table-cell>
          <table:table-cell table:formula="of:=AVERAGE([.O2:.O16])" office:value-type="float" office:value="0.624017310586719" calcext:value-type="float">
            <text:p>0.624017310586719</text:p>
          </table:table-cell>
          <table:table-cell table:formula="of:=AVERAGE([.P2:.P16])" office:value-type="float" office:value="0.649595929967573" calcext:value-type="float">
            <text:p>0.649595929967573</text:p>
          </table:table-cell>
          <table:table-cell table:formula="of:=AVERAGE([.Q2:.Q16])" office:value-type="float" office:value="0.691147247711148" calcext:value-type="float">
            <text:p>0.691147247711148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279069767441861" calcext:value-type="float">
            <text:p>0.27906976744186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57908847184987" calcext:value-type="float">
            <text:p>0.85790884718498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42127584165974" calcext:value-type="float">
            <text:p>0.142127584165974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Sequence F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9T10:33:29.025911002</dc:date>
    <meta:editing-duration>PT2M9S</meta:editing-duration>
    <meta:editing-cycles>1</meta:editing-cycles>
    <meta:document-statistic meta:table-count="1" meta:cell-count="289" meta:object-count="0"/>
    <meta:generator>LibreOffice/6.0.7.3$Linux_X86_64 LibreOffice_project/00m0$Build-3</meta:generator>
  </office:meta>
</office:document-meta>
</file>